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959f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959f" style:font-weight-asian="bold" style:font-weight-complex="bold"/>
    </style:style>
    <style:style style:name="P3" style:family="paragraph" style:parent-style-name="Standard" style:list-style-name="L13">
      <style:paragraph-properties fo:text-align="start" style:justify-single-word="false"/>
      <style:text-properties officeooo:paragraph-rsid="00663d47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5f959f"/>
    </style:style>
    <style:style style:name="P5" style:family="paragraph" style:parent-style-name="Standard">
      <style:paragraph-properties fo:text-align="start" style:justify-single-word="false"/>
      <style:text-properties style:font-name="DejaVu Sans Condensed" officeooo:paragraph-rsid="003a9e6e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f5eb8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e6b3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4cc58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a9e6e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officeooo:paragraph-rsid="0051c778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165f6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1c778"/>
    </style:style>
    <style:style style:name="P13" style:family="paragraph" style:parent-style-name="Standard" style:list-style-name="L12">
      <style:paragraph-properties fo:text-align="start" style:justify-single-word="false"/>
      <style:text-properties style:font-name="DejaVu Sans Condensed" officeooo:paragraph-rsid="0065251d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65251d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9e6e" officeooo:paragraph-rsid="003a9e6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d07c2" officeooo:paragraph-rsid="003d07c2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07c2" officeooo:paragraph-rsid="005165f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efa50" officeooo:paragraph-rsid="003efa50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ba037" officeooo:paragraph-rsid="003efa5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61be82" officeooo:paragraph-rsid="0065251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61be82" officeooo:paragraph-rsid="00663d4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65251d" officeooo:paragraph-rsid="006525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1be82" officeooo:paragraph-rsid="0061be82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officeooo:rsid="001e6b34" officeooo:paragraph-rsid="001e6b34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1e6b34" officeooo:paragraph-rsid="001e6b34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" officeooo:rsid="005165f6" officeooo:paragraph-rsid="0054cc58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" officeooo:rsid="005165f6" officeooo:paragraph-rsid="0052e3b6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" officeooo:rsid="005165f6" officeooo:paragraph-rsid="0051c778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DejaVu Sans Condensed" officeooo:rsid="0051c778" officeooo:paragraph-rsid="0054cc58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DejaVu Sans Condensed" officeooo:rsid="0051c778" officeooo:paragraph-rsid="0054f200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DejaVu Sans Condensed" officeooo:rsid="0051c778" officeooo:paragraph-rsid="0051c778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DejaVu Sans Condensed" officeooo:rsid="0054f200" officeooo:paragraph-rsid="0054f200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DejaVu Sans Condensed" officeooo:rsid="0052e3b6" officeooo:paragraph-rsid="0052e3b6"/>
    </style:style>
    <style:style style:name="P37" style:family="paragraph" style:parent-style-name="Standard">
      <style:paragraph-properties fo:text-align="start" style:justify-single-word="false"/>
      <style:text-properties style:font-name="DejaVu Sans Condensed" officeooo:rsid="006b3945" officeooo:paragraph-rsid="0065251d"/>
    </style:style>
    <style:style style:name="P38" style:family="paragraph" style:parent-style-name="Standard" style:list-style-name="L14">
      <style:paragraph-properties fo:text-align="start" style:justify-single-word="false"/>
      <style:text-properties style:font-name="DejaVu Sans Condensed" officeooo:rsid="006b3945" officeooo:paragraph-rsid="006b3945"/>
    </style:style>
    <style:style style:name="P39" style:family="paragraph" style:parent-style-name="Standard" style:list-style-name="L13">
      <style:paragraph-properties fo:text-align="start" style:justify-single-word="false"/>
      <style:text-properties officeooo:rsid="0067d1f6" officeooo:paragraph-rsid="0067d1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c778" style:font-weight-asian="bold" style:font-weight-complex="bold"/>
    </style:style>
    <style:style style:name="T3" style:family="text">
      <style:text-properties fo:font-weight="bold" officeooo:rsid="0052e3b6" style:font-weight-asian="bold" style:font-weight-complex="bold"/>
    </style:style>
    <style:style style:name="T4" style:family="text">
      <style:text-properties fo:font-weight="bold" officeooo:rsid="0065251d" style:font-weight-asian="bold" style:font-weight-complex="bold"/>
    </style:style>
    <style:style style:name="T5" style:family="text">
      <style:text-properties fo:font-weight="bold" officeooo:rsid="00663d47" style:font-weight-asian="bold" style:font-weight-complex="bold"/>
    </style:style>
    <style:style style:name="T6" style:family="text">
      <style:text-properties officeooo:rsid="00339c72"/>
    </style:style>
    <style:style style:name="T7" style:family="text">
      <style:text-properties officeooo:rsid="00410289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f5eb8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e6b3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165f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a9e6e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1c77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efa50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2e3b6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4cc5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c2aca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f174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636039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410289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55fce9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56bee4" style:font-size-asian="12pt" style:font-weight-asian="bold" style:font-size-complex="12pt" style:font-weight-complex="bold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0465c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f5eb8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410289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a9e6e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177bc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e6b34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51c778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52e3b6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54cc58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54f200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55c63f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3efa50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56bee4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55fce9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5165f6" style:font-size-asian="12pt" style:font-weight-asian="normal" style:font-size-complex="12pt" style:font-weight-complex="normal"/>
    </style:style>
    <style:style style:name="T42" style:family="text">
      <style:text-properties fo:font-size="12pt" officeooo:rsid="003a9e6e" style:font-size-asian="12pt" style:font-size-complex="12pt"/>
    </style:style>
    <style:style style:name="T43" style:family="text">
      <style:text-properties fo:font-size="12pt" officeooo:rsid="003efa50" style:font-size-asian="12pt" style:font-size-complex="12pt"/>
    </style:style>
    <style:style style:name="T44" style:family="text">
      <style:text-properties fo:font-size="12pt" officeooo:rsid="0051c778" style:font-size-asian="12pt" style:font-size-complex="12pt"/>
    </style:style>
    <style:style style:name="T45" style:family="text">
      <style:text-properties fo:font-size="12pt" officeooo:rsid="0055c63f" style:font-size-asian="12pt" style:font-size-complex="12pt"/>
    </style:style>
    <style:style style:name="T46" style:family="text">
      <style:text-properties fo:font-size="12pt" fo:font-style="italic" fo:font-weight="normal" officeooo:rsid="003efa50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size="12pt" fo:font-style="italic" fo:font-weight="normal" officeooo:rsid="0054f20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italic" fo:font-weight="normal" officeooo:rsid="005165f6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65251d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663d47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font-size-asian="12pt" style:font-style-asian="normal" style:font-size-complex="12pt" style:font-style-complex="normal"/>
    </style:style>
    <style:style style:name="T53" style:family="text">
      <style:text-properties fo:font-size="12pt" fo:font-style="normal" officeooo:rsid="0065251d" style:font-size-asian="12pt" style:font-style-asian="normal" style:font-size-complex="12pt" style:font-style-complex="normal"/>
    </style:style>
    <style:style style:name="T54" style:family="text">
      <style:text-properties officeooo:rsid="0049590f"/>
    </style:style>
    <style:style style:name="T55" style:family="text">
      <style:text-properties officeooo:rsid="0035db3e"/>
    </style:style>
    <style:style style:name="T56" style:family="text">
      <style:text-properties officeooo:rsid="0065251d"/>
    </style:style>
    <style:style style:name="T57" style:family="text">
      <style:text-properties officeooo:rsid="004bf290"/>
    </style:style>
    <style:style style:name="T58" style:family="text">
      <style:text-properties officeooo:rsid="004da8f0"/>
    </style:style>
    <style:style style:name="T59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DejaVu Sans Condensed" fo:font-size="12pt" fo:font-style="normal" fo:font-weight="normal" officeooo:rsid="00663d4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DejaVu Sans Condensed" fo:font-size="12pt" fo:font-style="normal" fo:font-weight="normal" officeooo:rsid="0069049f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officeooo:rsid="0051c778"/>
    </style:style>
    <style:style style:name="T63" style:family="text">
      <style:text-properties officeooo:rsid="0052e3b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5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17">5</text:span><text:span text:style-name="T18">0</text:span><text:span text:style-name="T19">7</text:span><text:span text:style-name="T20"> - </text:span><text:span text:style-name="T21">A/G </text:span><text:span text:style-name="T22">- </text:span><text:span text:style-name="T12">JDAM, </text:span><text:span text:style-name="T23">JSOW</text:span></text:p>
      <text:p text:style-name="P15"/>
      <text:p text:style-name="P17"><text:span text:style-name="T1">Master Arm</text:span> ... <text:span text:style-name="T1">ON</text:span></text:p>
      <text:p text:style-name="P17"><text:span text:style-name="T1">Master Mode</text:span> ... <text:span text:style-name="T1">A/G</text:span></text:p>
      <text:p text:style-name="P18"/>
      <text:p text:style-name="P16"><text:span text:style-name="T6">J</text:span>DAM <text:span text:style-name="T7">and JSOW -- </text:span><text:span text:style-name="T54">Basically the same, but JSOW has longer range</text:span></text:p>
      <text:p text:style-name="P5"><text:span text:style-name="T46">TOO mode (regular target designation using </text:span><text:span text:style-name="T47">tpod</text:span><text:span text:style-name="T46">, A/G radar, HMD,</text:span><text:span text:style-name="T48"> </text:span><text:span text:style-name="T47">w</text:span><text:span text:style-name="T48">aypoint </text:span><text:span text:style-name="T47">d</text:span><text:span text:style-name="T48">esignate, </text:span><text:span text:style-name="T46">etc)</text:span></text:p>
      <text:list xml:id="list3175728002" text:style-name="L1">
        <text:list-item>
          <text:p text:style-name="P27"><text:span text:style-name="T27">Go to </text:span><text:span text:style-name="T8">STORES</text:span><text:span text:style-name="T26"> page (left MFD)</text:span><text:span text:style-name="T34"> and set up weapon</text:span><text:span text:style-name="T26">:</text:span></text:p>
          <text:list>
            <text:list-item>
              <text:p text:style-name="P6"><text:span text:style-name="T28">Select </text:span><text:span text:style-name="T29">weapons</text:span><text:span text:style-name="T28">. <text:s/></text:span><text:span text:style-name="T30">Once selected, the JDAM/</text:span><text:span text:style-name="T31">JSOW</text:span><text:span text:style-name="T30"> start</text:span><text:span text:style-name="T31">s</text:span><text:span text:style-name="T30"> aligning, which can take up to 8 minutes. <text:s/>DO NOT UNSELECT THEM or they will lose alignment. <text:s/>Some other weapons like HARMs and Mavericks can be selected at the same time.</text:span></text:p>
            </text:list-item>
            <text:list-item>
              <text:p text:style-name="P28"><text:span text:style-name="T42">Press </text:span><text:span text:style-name="T8">MODE </text:span><text:span text:style-name="T12">PP</text:span><text:span text:style-name="T45"> OSB</text:span><text:span text:style-name="T42"> to change to </text:span><text:span text:style-name="T12">MODE TOO</text:span><text:span text:style-name="T42">. <text:s/></text:span><text:span text:style-name="T44">MODE is </text:span><text:span text:style-name="T13">per pylon</text:span><text:span text:style-name="T44">. <text:s/>Recommended to </text:span><text:span text:style-name="T43">press </text:span><text:span text:style-name="T14">STEP</text:span><text:span text:style-name="T43"> OSB and set </text:span><text:span text:style-name="T13">MODE TOO</text:span><text:span text:style-name="T43"> for </text:span><text:span text:style-name="T42">each pylon.</text:span></text:p>
            </text:list-item>
            <text:list-item>
              <text:p text:style-name="P7"><text:span text:style-name="T9">E</text:span><text:span text:style-name="T10">FUZ</text:span><text:span text:style-name="T32"> ... </text:span><text:span text:style-name="T11">As desired</text:span></text:p>
            </text:list-item>
          </text:list>
        </text:list-item>
        <text:list-item>
          <text:p text:style-name="P29"><text:span text:style-name="T35">Press </text:span><text:span text:style-name="T16">JDAM DSPLY</text:span><text:span text:style-name="T35"> OSB on STORES page:</text:span></text:p>
          <text:list>
            <text:list-item>
              <text:list>
                <text:list-item>
                  <text:p text:style-name="P30"><text:span text:style-name="T8">REL TYPE</text:span><text:span text:style-name="T26"> ... </text:span><text:span text:style-name="T8">MAN</text:span><text:span text:style-name="T26"> (default, LOFT and FD</text:span><text:span text:style-name="T34"> (Flight Director)</text:span><text:span text:style-name="T26"> not implemented yet)</text:span></text:p>
                </text:list-item>
                <text:list-item>
                  <text:p text:style-name="P30"><text:span text:style-name="T15">QTY</text:span><text:span text:style-name="T34"> ... </text:span><text:span text:style-name="T15">As desired</text:span><text:span text:style-name="T34"> (all bombs released in the same release pulse will go to the same target)</text:span></text:p>
                </text:list-item>
              </text:list>
            </text:list-item>
          </text:list>
        </text:list-item>
        <text:list-item>
          <text:p text:style-name="P29"><text:span text:style-name="T35">Press </text:span><text:span text:style-name="T16">MSN</text:span><text:span text:style-name="T35"> OSB on JDAM DSPLY page to go to mission setup page:</text:span></text:p>
          <text:list>
            <text:list-item>
              <text:p text:style-name="P29"><text:span text:style-name="T26">Press </text:span><text:span text:style-name="T8">T</text:span><text:span text:style-name="T16">OO UFC</text:span><text:span text:style-name="T26"> OSB</text:span><text:span text:style-name="T33"> to set terminal</text:span><text:span text:style-name="T35"> attack</text:span><text:span text:style-name="T33"> parameters on UFC</text:span><text:span text:style-name="T36"> (may not be fully implemented, LAR may not take terminal settings into account??)</text:span><text:span text:style-name="T33">:</text:span></text:p>
              <text:list>
                <text:list-item>
                  <text:p text:style-name="P8"><text:span text:style-name="T2">HDG</text:span><text:span text:style-name="T62"> -- Heading of bomb at time of impact, 0 to 359 deg</text:span><text:span text:style-name="T63"> (press </text:span><text:span text:style-name="T3">HDG UNDF</text:span><text:span text:style-name="T63"> OSB to reset)</text:span></text:p>
                </text:list-item>
                <text:list-item>
                  <text:p text:style-name="P8"><text:span text:style-name="T2">ANG</text:span><text:span text:style-name="T62"> -- Impact angle of bomb, 0 to 90 deg.</text:span></text:p>
                </text:list-item>
                <text:list-item>
                  <text:p text:style-name="P32"><text:span text:style-name="T16">VEL</text:span><text:span text:style-name="T35"> -- Velocity at impact, 100 to 26800 feet per second.</text:span></text:p>
                </text:list-item>
              </text:list>
            </text:list-item>
          </text:list>
        </text:list-item>
        <text:list-item>
          <text:p text:style-name="P7"><text:span text:style-name="T32">Designate target with </text:span><text:span text:style-name="T36">tpod</text:span><text:span text:style-name="T32"> (see steps </text:span><text:span text:style-name="T38">on other page</text:span><text:span text:style-name="T32">)</text:span><text:span text:style-name="T35"> or other method.</text:span></text:p>
        </text:list-item>
        <text:list-item>
          <text:p text:style-name="P9"><text:span text:style-name="T30">When </text:span><text:span text:style-name="T12">IN ZONE</text:span><text:span text:style-name="T30">, hold </text:span><text:span text:style-name="T13">Red Button</text:span><text:span text:style-name="T30"> to drop bomb.</text:span></text:p>
        </text:list-item>
      </text:list>
      <text:list text:style-name="L2">
        <text:list-item>
          <text:list>
            <text:list-item>
              <text:p text:style-name="P10"><text:span text:style-name="T33">If attacking multiple targets, slew tpod to next target</text:span><text:span text:style-name="T39">,</text:span><text:span text:style-name="T40"> press </text:span><text:span text:style-name="T24">TDC </text:span><text:span text:style-name="T25">press</text:span><text:span text:style-name="T40"> to designate new target</text:span><text:span text:style-name="T33">, press </text:span><text:span text:style-name="T13">Red Button</text:span><text:span text:style-name="T33"> again</text:span><text:span text:style-name="T40">.</text:span></text:p>
            </text:list-item>
          </text:list>
        </text:list-item>
      </text:list>
      <text:list xml:id="list144715080974236" text:continue-list="list3175728002" text:style-name="L1">
        <text:list-item>
          <text:p text:style-name="P19">You can see the LAR (Launch Acceptable Region/drop zone) in the HSI page (not SA page).</text:p>
        </text:list-item>
        <text:list-item>
          <text:p text:style-name="P19">Accuracy may be affected by max range, try to drop nearer to the middle of the LAR.</text:p>
        </text:list-item>
      </text:list>
      <text:p text:style-name="P21">PP mode (entering coordinates directly into the bombs so you can drop them without a designated target)</text:p>
      <text:list text:style-name="L3">
        <text:list-item>
          <text:p text:style-name="P35"><text:span text:style-name="T27">F</text:span><text:span text:style-name="T26">ollow steps above to step 3, but set </text:span><text:span text:style-name="T8">MODE PP</text:span><text:span text:style-name="T26"> (default) instead of TOO. <text:s/>Then on the </text:span><text:span text:style-name="T8">MSN</text:span><text:span text:style-name="T26"> page:</text:span></text:p>
          <text:list>
            <text:list-item>
              <text:p text:style-name="P11"><text:span text:style-name="T37">Box</text:span><text:span text:style-name="T41"> </text:span><text:span text:style-name="T11">PP1</text:span><text:span text:style-name="T41"> OSB (will be crossed out)</text:span><text:span text:style-name="T37"> to</text:span><text:span text:style-name="T41"> set up the first target point.</text:span></text:p>
            </text:list-item>
            <text:list-item>
              <text:p text:style-name="P31"><text:span text:style-name="T26">Press </text:span><text:span text:style-name="T8">TGT</text:span><text:span text:style-name="T26"> OSB</text:span><text:span text:style-name="T33"> to set target position and terminal parameters on UFC</text:span><text:span text:style-name="T34"> (press </text:span><text:span text:style-name="T15">TGT</text:span><text:span text:style-name="T34"> </text:span><text:span text:style-name="T37">OSB </text:span><text:span text:style-name="T34">again to return to this UFC menu)</text:span><text:span text:style-name="T33">:</text:span></text:p>
              <text:list>
                <text:list-item>
                  <text:p text:style-name="P33"><text:span text:style-name="T8">TERM</text:span><text:span text:style-name="T26"> -- Terminal attack parameters</text:span><text:span text:style-name="T36"> (may not be fully implemented, LAR may not take terminal settings into account??)</text:span><text:span text:style-name="T26">:</text:span></text:p>
                  <text:list>
                    <text:list-item>
                      <text:p text:style-name="P12"><text:span text:style-name="T2">HDG</text:span><text:span text:style-name="T62"> -- Heading of bomb at time of impact, 0 to 359 deg</text:span><text:span text:style-name="T63"> (press </text:span><text:span text:style-name="T3">HDG UNDF</text:span><text:span text:style-name="T63"> OSB to reset)</text:span></text:p>
                    </text:list-item>
                    <text:list-item>
                      <text:p text:style-name="P12"><text:span text:style-name="T2">ANG</text:span><text:span text:style-name="T62"> -- Impact angle of bomb, 0 to 90 deg.</text:span></text:p>
                    </text:list-item>
                    <text:list-item>
                      <text:p text:style-name="P34"><text:span text:style-name="T1">VEL</text:span> -- Velocity at impact, 100 to 26800 feet per second.</text:p>
                    </text:list-item>
                  </text:list>
                </text:list-item>
                <text:list-item>
                  <text:p text:style-name="P12"><text:span text:style-name="T11">POSN</text:span><text:span text:style-name="T41"> </text:span><text:span text:style-name="T34">--</text:span><text:span text:style-name="T33"> </text:span><text:span text:style-name="T15">LAT</text:span><text:span text:style-name="T34"> and </text:span><text:span text:style-name="T15">LONG</text:span><text:span text:style-name="T34"> as </text:span><text:span text:style-name="T11">DDMMSS</text:span><text:span text:style-name="T41">, enter, </text:span><text:span text:style-name="T11">decimal SS</text:span><text:span text:style-name="T41">, enter</text:span></text:p>
                </text:list-item>
                <text:list-item>
                  <text:p text:style-name="P34"><text:span text:style-name="T8">ELEV</text:span><text:span text:style-name="T26"> </text:span><text:span text:style-name="T34">--</text:span><text:span text:style-name="T26"> feet or meters</text:span></text:p>
                </text:list-item>
              </text:list>
            </text:list-item>
            <text:list-item>
              <text:p text:style-name="P36"><text:span text:style-name="T30">A</text:span><text:span text:style-name="T26">fter all parameters are valid, PP1 should not be crossed out. <text:s/>Target is now valid and HUD displays countdown to in-range.</text:span></text:p>
            </text:list-item>
          </text:list>
        </text:list-item>
        <text:list-item>
          <text:p text:style-name="P11"><text:span text:style-name="T30">When </text:span><text:span text:style-name="T12">IN ZONE</text:span><text:span text:style-name="T30">, hold pickle to drop bomb.</text:span></text:p>
        </text:list-item>
        <text:list-item>
          <text:p text:style-name="P20">You can see the LAR (Launch Acceptable Region/drop zone) in the HSI page (not SA page).</text:p>
        </text:list-item>
        <text:list-item>
          <text:p text:style-name="P20">Accuracy may be affected by max range, try to drop nearer to the middle of the LAR.</text:p>
        </text:list-item>
      </text:list>
      <text:p text:style-name="P22"/>
      <text:p text:style-name="P26">JDAM toss/loft attack</text:p>
      <text:list text:style-name="L12">
        <text:list-item>
          <text:p text:style-name="P13"><text:span text:style-name="T57">In a low alt</text:span><text:span text:style-name="T58"> (~200 ft AGL)</text:span><text:span text:style-name="T57">, high speed attack (~0.85 Mach):</text:span></text:p>
        </text:list-item>
      </text:list>
      <text:list xml:id="list4250128808" text:style-name="L4">
        <text:list-item>
          <text:p text:style-name="P23"><text:span text:style-name="T4">Initiate pullup</text:span><text:span text:style-name="T56"> at about </text:span><text:span text:style-name="T4">5.5 nmi</text:span><text:span text:style-name="T56"> from the target.</text:span></text:p>
        </text:list-item>
        <text:list-item>
          <text:p text:style-name="P24"><text:span text:style-name="T56">Pull to </text:span><text:span text:style-name="T4">20</text:span><text:span text:style-name="T5">-25</text:span><text:span text:style-name="T4"> deg nose up</text:span><text:span text:style-name="T56"> and pickle.</text:span></text:p>
        </text:list-item>
      </text:list>
      <text:list xml:id="list72211334" text:style-name="L13">
        <text:list-item>
          <text:list>
            <text:list-item>
              <text:p text:style-name="P3"><text:span text:style-name="T60">Up to at least 35 deg works OK, but increases exposure time and doesn't increase the max range.</text:span></text:p>
            </text:list-item>
            <text:list-item>
              <text:p text:style-name="P39"><text:span text:style-name="T60">W</text:span><text:span text:style-name="T59">ith JDAM release mode set to MAN (default), it should allow you to drop JDAMs at any time, even outside the </text:span><text:span text:style-name="T61">calculated </text:span><text:span text:style-name="T59">DLZ.</text:span></text:p>
            </text:list-item>
          </text:list>
        </text:list-item>
      </text:list>
      <text:list xml:id="list144715708478975" text:continue-list="list4250128808" text:style-name="L4">
        <text:list-item>
          <text:p text:style-name="P25">Keep pulling around an over inverted away from target and get back down low.</text:p>
        </text:list-item>
        <text:list-item>
          <text:p text:style-name="P14"><text:span text:style-name="T50">Release should happen around 1,500 ft AGL, your max alt should be about </text:span><text:span text:style-name="T51">2</text:span><text:span text:style-name="T50">,</text:span><text:span text:style-name="T51">5</text:span><text:span text:style-name="T50">00</text:span><text:span text:style-name="T51">-3,000</text:span><text:span text:style-name="T50"> ft, closest distance to target should be about 4.3 nmi, total exposure time should be </text:span><text:span text:style-name="T51">under</text:span><text:span text:style-name="T50"> 20 secs.</text:span></text:p>
        </text:list-item>
      </text:list>
      <text:p text:style-name="P37"><text:span text:style-name="T4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22T14:47:14.189000000</dc:date>
    <meta:editing-duration>PT14H43M29S</meta:editing-duration>
    <meta:editing-cycles>7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0" meta:word-count="687" meta:character-count="3484" meta:non-whitespace-character-count="2877"/>
  </office:meta>
</office:document-meta>
</file>